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11in" style:contextual-spacing="false"/>
      <style:text-properties officeooo:paragraph-rsid="00255918" style:language-asian="en" style:country-asian="IN"/>
    </style:style>
    <style:style style:name="P2" style:family="paragraph" style:parent-style-name="Standard">
      <style:text-properties fo:font-weight="bold" officeooo:rsid="002fb5d3" officeooo:paragraph-rsid="0032ec7b" style:font-weight-asian="bold" style:font-weight-complex="bold"/>
    </style:style>
    <style:style style:name="P3" style:family="paragraph" style:parent-style-name="Standard">
      <style:text-properties officeooo:rsid="001e170c" officeooo:paragraph-rsid="002e9211"/>
    </style:style>
    <style:style style:name="P4" style:family="paragraph" style:parent-style-name="Standard">
      <style:text-properties officeooo:rsid="001e170c" officeooo:paragraph-rsid="003289ea"/>
    </style:style>
    <style:style style:name="P5" style:family="paragraph" style:parent-style-name="Standard">
      <style:text-properties officeooo:rsid="002e9211" officeooo:paragraph-rsid="002e9211"/>
    </style:style>
    <style:style style:name="P6" style:family="paragraph" style:parent-style-name="Standard">
      <style:text-properties officeooo:rsid="002e9211" officeooo:paragraph-rsid="0031fd02"/>
    </style:style>
    <style:style style:name="P7" style:family="paragraph" style:parent-style-name="Standard">
      <style:text-properties officeooo:rsid="002e9211" officeooo:paragraph-rsid="0032ec7b"/>
    </style:style>
    <style:style style:name="P8" style:family="paragraph" style:parent-style-name="Standard">
      <style:text-properties officeooo:rsid="002fb5d3" officeooo:paragraph-rsid="0032ec7b"/>
    </style:style>
    <style:style style:name="P9" style:family="paragraph" style:parent-style-name="Standard">
      <style:text-properties officeooo:rsid="0031fd02" officeooo:paragraph-rsid="0031fd02"/>
    </style:style>
    <style:style style:name="P10" style:family="paragraph" style:parent-style-name="Standard">
      <style:text-properties officeooo:rsid="0031fd02" officeooo:paragraph-rsid="0032ec7b"/>
    </style:style>
    <style:style style:name="P11" style:family="paragraph" style:parent-style-name="Standard">
      <style:text-properties officeooo:rsid="003255f7" officeooo:paragraph-rsid="003255f7"/>
    </style:style>
    <style:style style:name="P12" style:family="paragraph" style:parent-style-name="Standard">
      <style:text-properties fo:color="#ff0000" fo:font-weight="bold" officeooo:rsid="001e170c" officeooo:paragraph-rsid="002e9211" style:font-weight-asian="bold" style:font-weight-complex="bold"/>
    </style:style>
    <style:style style:name="P13" style:family="paragraph" style:parent-style-name="Standard">
      <style:paragraph-properties fo:text-align="center" style:justify-single-word="false"/>
      <style:text-properties fo:color="#0084d1" fo:font-size="14pt" fo:font-weight="bold" officeooo:rsid="001e170c" officeooo:paragraph-rsid="001e170c" style:font-size-asian="14pt" style:font-weight-asian="bold" style:font-size-complex="14pt" style:font-weight-complex="bold"/>
    </style:style>
    <style:style style:name="P14" style:family="paragraph" style:parent-style-name="Standard">
      <style:text-properties fo:color="#0084d1" style:text-underline-style="solid" style:text-underline-width="auto" style:text-underline-color="font-color" fo:font-weight="bold" officeooo:rsid="003289ea" officeooo:paragraph-rsid="003289ea" style:font-weight-asian="bold" style:font-weight-complex="bold"/>
    </style:style>
    <style:style style:name="P15" style:family="paragraph" style:parent-style-name="Preformatted_20_Text">
      <style:text-properties officeooo:rsid="0031fd02" officeooo:paragraph-rsid="0032ec7b"/>
    </style:style>
    <style:style style:name="P16" style:family="paragraph" style:parent-style-name="Standard">
      <style:text-properties officeooo:rsid="002e9211" officeooo:paragraph-rsid="003255f7"/>
    </style:style>
    <style:style style:name="P17" style:family="paragraph" style:parent-style-name="Standard">
      <style:text-properties officeooo:rsid="0036b8bd" officeooo:paragraph-rsid="0036b8bd"/>
    </style:style>
    <style:style style:name="P18" style:family="paragraph" style:parent-style-name="Standard">
      <style:text-properties officeooo:rsid="0036b8bd" officeooo:paragraph-rsid="0037f84d"/>
    </style:style>
    <style:style style:name="P19" style:family="paragraph" style:parent-style-name="Standard">
      <style:text-properties fo:color="#ff3333" fo:font-weight="bold" officeooo:rsid="0036b8bd" officeooo:paragraph-rsid="0036b8bd" style:font-weight-asian="bold" style:font-weight-complex="bold"/>
    </style:style>
    <style:style style:name="P20" style:family="paragraph" style:parent-style-name="Standard">
      <style:text-properties fo:color="#ff0000" fo:font-weight="bold" officeooo:rsid="002e9211" officeooo:paragraph-rsid="0031fd02" style:font-weight-asian="bold" style:font-weight-complex="bold"/>
    </style:style>
    <style:style style:name="P21" style:family="paragraph" style:parent-style-name="Standard">
      <style:text-properties officeooo:rsid="0031fd02" officeooo:paragraph-rsid="0036b8bd"/>
    </style:style>
    <style:style style:name="T1" style:family="text">
      <style:text-properties officeooo:rsid="002e9211"/>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3289ea" style:font-style-asian="normal" style:font-style-complex="normal"/>
    </style:style>
    <style:style style:name="T4" style:family="text">
      <style:text-properties officeooo:rsid="00279eb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e9211"/>
    </style:style>
    <style:style style:name="T7" style:family="text">
      <style:text-properties style:text-underline-style="solid" style:text-underline-width="auto" style:text-underline-color="font-color" officeooo:rsid="0031fd02"/>
    </style:style>
    <style:style style:name="T8" style:family="text">
      <style:text-properties style:text-underline-style="solid" style:text-underline-width="auto" style:text-underline-color="font-color" officeooo:rsid="003255f7"/>
    </style:style>
    <style:style style:name="T9" style:family="text">
      <style:text-properties style:text-underline-style="solid" style:text-underline-width="auto" style:text-underline-color="font-color" fo:font-weight="normal" officeooo:rsid="003255f7" style:font-weight-asian="normal" style:font-weight-complex="normal"/>
    </style:style>
    <style:style style:name="T10" style:family="text">
      <style:text-properties officeooo:rsid="00309a97"/>
    </style:style>
    <style:style style:name="T11" style:family="text">
      <style:text-properties officeooo:rsid="0031fd02"/>
    </style:style>
    <style:style style:name="T12" style:family="text">
      <style:text-properties fo:font-weight="normal" style:font-weight-asian="normal" style:font-weight-complex="normal"/>
    </style:style>
    <style:style style:name="T13" style:family="text">
      <style:text-properties fo:font-weight="normal" officeooo:rsid="003255f7" style:font-weight-asian="normal" style:font-weight-complex="normal"/>
    </style:style>
    <style:style style:name="T14" style:family="text">
      <style:text-properties fo:font-variant="normal" fo:text-transform="none" fo:color="#444444" style:font-name="Courier New" fo:font-size="10.5pt" fo:letter-spacing="normal" fo:font-style="normal" fo:font-weight="normal"/>
    </style:style>
    <style:style style:name="T15" style:family="text">
      <style:text-properties fo:font-variant="normal" fo:text-transform="none" fo:color="#444444" style:font-name="Courier New" fo:font-size="10.5pt" fo:letter-spacing="normal" fo:font-style="normal" fo:font-weight="normal" officeooo:rsid="002e9211"/>
    </style:style>
    <style:style style:name="T16" style:family="text">
      <style:text-properties fo:font-weight="bold" style:font-weight-asian="bold" style:font-weight-complex="bold"/>
    </style:style>
    <style:style style:name="T17" style:family="text">
      <style:text-properties officeooo:rsid="0032ec7b"/>
    </style:style>
    <style:style style:name="T18" style:family="text">
      <style:text-properties fo:color="#ff0000" style:text-underline-style="solid" style:text-underline-width="auto" style:text-underline-color="font-color" fo:font-weight="bold" officeooo:rsid="0031fd02" style:font-weight-asian="bold" style:font-weight-complex="bold"/>
    </style:style>
    <style:style style:name="T19" style:family="text">
      <style:text-properties fo:color="#ff0000" style:text-underline-style="solid" style:text-underline-width="auto" style:text-underline-color="font-color" fo:font-weight="bold" officeooo:rsid="002e9211" style:font-weight-asian="bold" style:font-weight-complex="bold"/>
    </style:style>
    <style:style style:name="T20" style:family="text">
      <style:text-properties fo:color="#ff0000" style:text-underline-style="solid" style:text-underline-width="auto" style:text-underline-color="font-color" fo:font-weight="bold" officeooo:rsid="003289ea" style:font-weight-asian="bold" style:font-weight-complex="bold"/>
    </style:style>
    <style:style style:name="T21" style:family="text">
      <style:text-properties officeooo:rsid="0036b8bd"/>
    </style:style>
    <style:style style:name="T22" style:family="text">
      <style:text-properties officeooo:rsid="0037f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User </text:span>Manual</text:p>
      <text:p text:style-name="P14">Summary: </text:p>
      <text:p text:style-name="P4"><text:span text:style-name="T3"><text:tab/>This file contains step by step i</text:span><text:span text:style-name="T2">nstructions to execute </text:span><text:span text:style-name="T3">all files on AWS instance. Please follow following steps to execute the Benchmark programs.</text:span></text:p>
      <text:p text:style-name="P3"/>
      <text:p text:style-name="P3"><text:span text:style-name="T18">Step </text:span><text:span text:style-name="T19">A: Create and connect to EC2 t2.micro </text:span><text:span text:style-name="T20">instance</text:span><text:span text:style-name="T19">:</text:span><text:line-break/><text:span text:style-name="T1">1. Create an instance of Amazon EC2 t2.micro instance.</text:span></text:p>
      <text:p text:style-name="P5"/>
      <text:p text:style-name="P5">2. Download the .pem permission file</text:p>
      <text:p text:style-name="P5"/>
      <text:p text:style-name="P5">3. Open a terminal and go to the folder location of .pem file (e.g. EC2.pem)</text:p>
      <text:p text:style-name="P5">$cd /path</text:p>
      <text:p text:style-name="P5"/>
      <text:p text:style-name="P5">4. Get the public DNS of EC2 instance(e.g. <text:a xlink:type="simple" xlink:href="mailto:ec2-user@ec2-52-36-50-111.us-west-2.compute.amazonaws.com">ec2-user@ec2-52-36-50-111.us-west-2.compute.amazonaws.com</text:a> )</text:p>
      <text:p text:style-name="P5"/>
      <text:p text:style-name="P5">5. Create connection to the instance by executing following command :</text:p>
      <text:p text:style-name="P5">$chmod 400 EC2.pem </text:p>
      <text:p text:style-name="P5">$ssh -i "EC2.pem" <text:a xlink:type="simple" xlink:href="mailto:ec2-user@ec2-52-36-50-111.us-west-2.compute.amazonaws.com">ec2-user@ec2-52-36-50-111.us-west-2.compute.amazonaws.com</text:a> </text:p>
      <text:p text:style-name="P5"/>
      <text:p text:style-name="P5">6. To get essential devvelopment tools on your instance, execute following command:</text:p>
      <text:p text:style-name="P5">$sudo yum groupinstall "Development Tools" </text:p>
      <text:p text:style-name="P5"/>
      <text:p text:style-name="P12"><text:span text:style-name="T7">Step B: T</text:span><text:span text:style-name="T6">ransfer your files on instance:</text:span></text:p>
      <text:p text:style-name="P10">1. Transfer all files using SCP command as:</text:p>
      <text:p text:style-name="P15"><text:span text:style-name="Source_20_Text"><text:span text:style-name="T14">scp -i /</text:span></text:span><text:span text:style-name="Emphasis"><text:span text:style-name="T14">path</text:span></text:span><text:span text:style-name="Source_20_Text"><text:span text:style-name="T14">/EC2.pem CPUBenchmark.c </text:span></text:span><text:a xlink:type="simple" xlink:href="mailto:ec2-user@ec2-52-36-50-111.us-west-2.compute.amazonaws.com"><text:span text:style-name="Source_20_Text"><text:span text:style-name="T15">ec2-user@ec2-52-36-50-111.us-west-2.compute.amazonaws.com</text:span></text:span></text:a></text:p>
      <text:p text:style-name="P7"><text:tab/><text:tab/><text:tab/><text:tab/><text:tab/><text:tab/><text:span text:style-name="T11">OR</text:span></text:p>
      <text:p text:style-name="P7">1. Open terminal and execute <text:span text:style-name="T17">to install filezilla</text:span>:</text:p>
      <text:p text:style-name="P5">$sudo apt-get update </text:p>
      <text:p text:style-name="P5">$sudo apt-get install filezilla </text:p>
      <text:p text:style-name="P5"/>
      <text:p text:style-name="P5">2. After installing filezilla, make a connection to EC t2.micro <text:span text:style-name="T10">in filezilla using same permission file and public DNS.</text:span></text:p>
      <text:p text:style-name="P8"/>
      <text:p text:style-name="P2">Files to transfer : </text:p>
      <text:p text:style-name="P8"><text:tab/>CPUBenchmark.c<text:tab/>DISKBenchmark.c<text:tab/>MEMORYBenchmark.c</text:p>
      <text:p text:style-name="P8"><text:tab/>batch.sh<text:tab/><text:tab/>I.pdf</text:p>
      <text:p text:style-name="P7"><text:span text:style-name="Source_20_Text"><text:span text:style-name="T15"/></text:span></text:p>
      <text:p text:style-name="P9"/>
      <text:p text:style-name="P20"><text:span text:style-name="T7">Step C:</text:span><text:span text:style-name="T5"> </text:span><text:span text:style-name="T8">Run the Benchmark Script</text:span></text:p>
      <text:p text:style-name="P21"><text:span text:style-name="T21"><text:tab/>This is an automated script. It will run all the benchmarks one by one and store output of those benchmarks in separate files. The outputs of the benchmarks CPUBenchmark.c, MEMORYBenchmark.c and DISKBenchmark.c will be stored in CPU.csv, MEMORY.csv and DISK.csv respectively. Once you run this script, the programs will run for more than 20 minutes. Meanwhile connection to your EC-2 instance will be lost. However, the program will keep running and you can recreate the connection to see the output files.</text:span></text:p>
      <text:p text:style-name="P21"><text:soft-page-break/></text:p>
      <text:p text:style-name="P21">1. Go to terminal from <text:span text:style-name="T16">Step A. </text:span><text:span text:style-name="T12">Execute following command </text:span><text:span text:style-name="T13">to add permission for executing to your script:</text:span></text:p>
      <text:p text:style-name="P6"><text:span text:style-name="T7">$</text:span>chmod u+x batch.sh </text:p>
      <text:p text:style-name="P11"/>
      <text:p text:style-name="P11">2. Execute the following commands to run script:</text:p>
      <text:p text:style-name="P16"><text:span text:style-name="T9">$</text:span>./batch.sh </text:p>
      <text:p text:style-name="P17"/>
      <text:p text:style-name="P19">Individual Benchmark instructions:</text:p>
      <text:p text:style-name="P17"/>
      <text:p text:style-name="P17"><text:span text:style-name="T16">1. CPU Benchmark:</text:span></text:p>
      <text:p text:style-name="P17"><text:span text:style-name="T16"><text:tab/></text:span><text:span text:style-name="T12">This benchmark will run atleast for 20 minutes. Hence check the output on screen <text:s/>after 20+ minutes.</text:span></text:p>
      <text:p text:style-name="P18"><text:span text:style-name="T22">Commands:</text:span></text:p>
      <text:p text:style-name="P18"><text:tab/>$gcc CPUBenchmark.c -o -CPU -pthread</text:p>
      <text:p text:style-name="P17"><text:tab/>$./CPU</text:p>
      <text:p text:style-name="P17"/>
      <text:p text:style-name="P17"><text:span text:style-name="T16">2. MEMORY Benchmark:</text:span></text:p>
      <text:p text:style-name="P18"><text:span text:style-name="T22">Commands:</text:span></text:p>
      <text:p text:style-name="P18"><text:tab/>$gcc MEMORYBenchmark.c -o -MEMORY -pthread</text:p>
      <text:p text:style-name="P17"><text:tab/>$./MEMORY</text:p>
      <text:p text:style-name="P17"/>
      <text:p text:style-name="P17"><text:span text:style-name="T16">3. DISK Benchmark:</text:span></text:p>
      <text:p text:style-name="P17"><text:tab/>This benchmark will need a file "I.pdf". You can place any file instead of I.pdf but rename it to "I.pdf". The file must be more than 1024*1024*10 bytes. i.e. 10MB. Keep both DISKBenchmark.c and I.pdf in same folder.</text:p>
      <text:p text:style-name="P18"><text:span text:style-name="T22">Commands:</text:span></text:p>
      <text:p text:style-name="P18"><text:tab/>$gcc DISKBenchmark.c -o -DISK -pthread</text:p>
      <text:p text:style-name="P17"><text:tab/>$./DIS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style:contextual-spacing="false"/>
      <style:text-properties officeooo:paragraph-rsid="00255918" style:language-asian="en" style:country-asian="IN"/>
    </style:style>
    <style:style style:name="MT1" style:family="text">
      <style:text-properties officeooo:rsid="002e92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553 </text:span>Prog Assignment #<text:span text:style-name="MT1">1</text:span><text:tab/><text:tab/><text:tab/><text:tab/><text:tab/>Ms. Sampada L. Pingale (A2036118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01:19:01.514992588</meta:creation-date>
    <meta:generator>LibreOffice/4.2.8.2$Linux_X86_64 LibreOffice_project/420m0$Build-2</meta:generator>
    <dc:date>2016-02-13T19:18:47.177803902</dc:date>
    <meta:editing-duration>PT2H1M48S</meta:editing-duration>
    <meta:editing-cycles>23</meta:editing-cycles>
    <meta:document-statistic meta:table-count="0" meta:image-count="0" meta:object-count="0" meta:page-count="2" meta:paragraph-count="46" meta:word-count="390" meta:character-count="2655" meta:non-whitespace-character-count="2267"/>
  </office:meta>
</office:document-meta>
</file>